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color="#31363b" style:font-name="Monospace" fo:font-size="8pt" fo:language="none" fo:country="none" style:text-underline-style="solid" style:text-underline-width="auto" style:text-underline-color="font-color" style:font-name-asian="Monospace" style:font-size-asian="8pt" style:language-asian="none" style:country-asian="none" style:font-name-complex="Monospace" style:font-size-complex="8pt" style:language-complex="none" style:country-complex="none"/>
    </style:style>
    <style:style style:name="ce3" style:family="table-cell" style:parent-style-name="Default">
      <style:text-properties fo:color="#000000" style:font-name="Monospace" fo:font-size="8pt" fo:language="none" fo:country="none" style:font-name-asian="Monospace" style:font-size-asian="8pt" style:language-asian="none" style:country-asian="none" style:font-name-complex="Monospace" style:font-size-complex="8pt" style:language-complex="none" style:country-complex="none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200"/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667.33pt" svg:y="21.83pt">
            <draw:object draw:notify-on-update-of-ranges="Sheet1.C3:Sheet1.C117 Sheet1.E2:Sheet1.E2 Sheet1.E3:Sheet1.E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ertex1</text:p>
          </table:table-cell>
          <table:table-cell office:value-type="string" calcext:value-type="string">
            <text:p>vertex2</text:p>
          </table:table-cell>
          <table:table-cell table:style-name="ce2" office:value-type="string" calcext:value-type="string">
            <text:p>Vertexdist</text:p>
          </table:table-cell>
          <table:table-cell/>
          <table:table-cell table:style-name="ce9" office:value-type="string" calcext:value-type="string">
            <text:p>DistError</text:p>
          </table:table-cell>
          <table:table-cell table:style-name="ce9" office:value-type="string" calcext:value-type="string">
            <text:p>AngleError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5.0799" calcext:value-type="float">
            <text:p>25.0799</text:p>
          </table:table-cell>
          <table:table-cell/>
          <table:table-cell office:value-type="float" office:value="0.282293" calcext:value-type="float">
            <text:p>0.28229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25.0799" calcext:value-type="float">
            <text:p>25.0799</text:p>
          </table:table-cell>
          <table:table-cell/>
          <table:table-cell office:value-type="float" office:value="0.122803" calcext:value-type="float">
            <text:p>0.12280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52.0384" calcext:value-type="float">
            <text:p>52.0384</text:p>
          </table:table-cell>
          <table:table-cell/>
          <table:table-cell table:style-name="ce3" office:value-type="float" office:value="0.116038" calcext:value-type="float">
            <text:p>0.116038</text:p>
          </table:table-cell>
          <table:table-cell office:value-type="float" office:value="2.2026" calcext:value-type="float">
            <text:p>2.2026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.3607" calcext:value-type="float">
            <text:p>22.3607</text:p>
          </table:table-cell>
          <table:table-cell/>
          <table:table-cell office:value-type="float" office:value="0.105573" calcext:value-type="float">
            <text:p>0.105573</text:p>
          </table:table-cell>
          <table:table-cell office:value-type="float" office:value="10.3048" calcext:value-type="float">
            <text:p>10.30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9.163" calcext:value-type="float">
            <text:p>49.163</text:p>
          </table:table-cell>
          <table:table-cell/>
          <table:table-cell office:value-type="float" office:value="0.0846774" calcext:value-type="float">
            <text:p>0.0846774</text:p>
          </table:table-cell>
          <table:table-cell office:value-type="float" office:value="4.66685" calcext:value-type="float">
            <text:p>4.66685</text:p>
          </table:table-cell>
          <table:table-cell table:number-columns-repeated="101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43294" calcext:value-type="float">
            <text:p>0.143294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454545" calcext:value-type="float">
            <text:p>0.04545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5.1794" calcext:value-type="float">
            <text:p>25.1794</text:p>
          </table:table-cell>
          <table:table-cell/>
          <table:table-cell office:value-type="float" office:value="0.159619" calcext:value-type="float">
            <text:p>0.159619</text:p>
          </table:table-cell>
          <table:table-cell office:value-type="float" office:value="0.727269" calcext:value-type="float">
            <text:p>0.727269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78.0256" calcext:value-type="float">
            <text:p>78.0256</text:p>
          </table:table-cell>
          <table:table-cell/>
          <table:table-cell office:value-type="float" office:value="0.0515938" calcext:value-type="float">
            <text:p>0.0515938</text:p>
          </table:table-cell>
          <table:table-cell office:value-type="float" office:value="1.4688" calcext:value-type="float">
            <text:p>1.468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.3607" calcext:value-type="float">
            <text:p>22.3607</text:p>
          </table:table-cell>
          <table:table-cell/>
          <table:table-cell office:value-type="float" office:value="0.0608515" calcext:value-type="float">
            <text:p>0.0608515</text:p>
          </table:table-cell>
          <table:table-cell office:value-type="float" office:value="10.3048" calcext:value-type="float">
            <text:p>10.304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576235" calcext:value-type="float">
            <text:p>0.0576235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39.0512" calcext:value-type="float">
            <text:p>39.0512</text:p>
          </table:table-cell>
          <table:table-cell/>
          <table:table-cell office:value-type="float" office:value="0.0781345" calcext:value-type="float">
            <text:p>0.0781345</text:p>
          </table:table-cell>
          <table:table-cell office:value-type="float" office:value="2.93567" calcext:value-type="float">
            <text:p>2.9356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9.0253" calcext:value-type="float">
            <text:p>79.0253</text:p>
          </table:table-cell>
          <table:table-cell table:style-name="ce1"/>
          <table:table-cell table:style-name="ce1" office:value-type="float" office:value="0.0762453" calcext:value-type="float">
            <text:p>0.0762453</text:p>
          </table:table-cell>
          <table:table-cell table:style-name="ce1" office:value-type="float" office:value="1.45022" calcext:value-type="float">
            <text:p>1.45022</text:p>
          </table:table-cell>
          <table:table-cell table:style-name="ce1" table:number-columns-repeated="101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869565" calcext:value-type="float">
            <text:p>0.08695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62.0322" calcext:value-type="float">
            <text:p>62.0322</text:p>
          </table:table-cell>
          <table:table-cell/>
          <table:table-cell office:value-type="float" office:value="0.0650025" calcext:value-type="float">
            <text:p>0.0650025</text:p>
          </table:table-cell>
          <table:table-cell office:value-type="float" office:value="1.84761" calcext:value-type="float">
            <text:p>1.8476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7.2947" calcext:value-type="float">
            <text:p>27.2947</text:p>
          </table:table-cell>
          <table:table-cell/>
          <table:table-cell office:value-type="float" office:value="0.0474337" calcext:value-type="float">
            <text:p>0.0474337</text:p>
          </table:table-cell>
          <table:table-cell office:value-type="float" office:value="8.42697" calcext:value-type="float">
            <text:p>8.42697</text:p>
          </table:table-cell>
          <table:table-cell table:number-columns-repeated="101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7.1038" calcext:value-type="float">
            <text:p>77.1038</text:p>
          </table:table-cell>
          <table:table-cell/>
          <table:table-cell office:value-type="float" office:value="0.0402552" calcext:value-type="float">
            <text:p>0.0402552</text:p>
          </table:table-cell>
          <table:table-cell office:value-type="float" office:value="2.97373" calcext:value-type="float">
            <text:p>2.97373</text:p>
          </table:table-cell>
          <table:table-cell table:number-columns-repeated="101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.00934579" calcext:value-type="float">
            <text:p>0.0093457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style-name="ce1" office:value-type="float" office:value="0.0163043" calcext:value-type="float">
            <text:p>0.01630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509944" calcext:value-type="float">
            <text:p>0.0509944</text:p>
          </table:table-cell>
          <table:table-cell office:value-type="float" office:value="3.95966" calcext:value-type="float">
            <text:p>3.95966</text:p>
          </table:table-cell>
          <table:table-cell table:number-columns-repeated="101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5.0799" calcext:value-type="float">
            <text:p>25.0799</text:p>
          </table:table-cell>
          <table:table-cell table:style-name="ce1"/>
          <table:table-cell table:style-name="ce1" office:value-type="float" office:value="0.561401" calcext:value-type="float">
            <text:p>0.561401</text:p>
          </table:table-cell>
          <table:table-cell table:style-name="ce1" office:value-type="float" office:value="4.57392" calcext:value-type="float">
            <text:p>4.57392</text:p>
          </table:table-cell>
          <table:table-cell table:style-name="ce1" table:number-columns-repeated="101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25.0799" calcext:value-type="float">
            <text:p>25.0799</text:p>
          </table:table-cell>
          <table:table-cell/>
          <table:table-cell office:value-type="float" office:value="0.122803" calcext:value-type="float">
            <text:p>0.12280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0816327" calcext:value-type="float">
            <text:p>0.081632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00459" calcext:value-type="float">
            <text:p>0.10045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30435" calcext:value-type="float">
            <text:p>0.1304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00459" calcext:value-type="float">
            <text:p>0.10045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0816327" calcext:value-type="float">
            <text:p>0.081632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27.074" calcext:value-type="float">
            <text:p>27.074</text:p>
          </table:table-cell>
          <table:table-cell/>
          <table:table-cell office:value-type="float" office:value="0.11354" calcext:value-type="float">
            <text:p>0.11354</text:p>
          </table:table-cell>
          <table:table-cell office:value-type="float" office:value="4.23639" calcext:value-type="float">
            <text:p>4.23639</text:p>
          </table:table-cell>
          <table:table-cell table:number-columns-repeated="101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50.04" calcext:value-type="float">
            <text:p>50.04</text:p>
          </table:table-cell>
          <table:table-cell/>
          <table:table-cell office:value-type="float" office:value="0.100719" calcext:value-type="float">
            <text:p>0.100719</text:p>
          </table:table-cell>
          <table:table-cell office:value-type="float" office:value="2.29061" calcext:value-type="float">
            <text:p>2.29061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257253" calcext:value-type="float">
            <text:p>0.257253</text:p>
          </table:table-cell>
          <table:table-cell office:value-type="float" office:value="4.76364" calcext:value-type="float">
            <text:p>4.76364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7.2947" calcext:value-type="float">
            <text:p>27.2947</text:p>
          </table:table-cell>
          <table:table-cell/>
          <table:table-cell office:value-type="float" office:value="0.0474337" calcext:value-type="float">
            <text:p>0.0474337</text:p>
          </table:table-cell>
          <table:table-cell office:value-type="float" office:value="8.42697" calcext:value-type="float">
            <text:p>8.426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147882" calcext:value-type="float">
            <text:p>0.0147882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25.0799" calcext:value-type="float">
            <text:p>25.0799</text:p>
          </table:table-cell>
          <table:table-cell/>
          <table:table-cell office:value-type="float" office:value="0.122803" calcext:value-type="float">
            <text:p>0.12280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.163" calcext:value-type="float">
            <text:p>49.163</text:p>
          </table:table-cell>
          <table:table-cell/>
          <table:table-cell office:value-type="float" office:value="0.0439964" calcext:value-type="float">
            <text:p>0.0439964</text:p>
          </table:table-cell>
          <table:table-cell office:value-type="float" office:value="4.66685" calcext:value-type="float">
            <text:p>4.6668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2.3607" calcext:value-type="float">
            <text:p>22.3607</text:p>
          </table:table-cell>
          <table:table-cell/>
          <table:table-cell office:value-type="float" office:value="0.105573" calcext:value-type="float">
            <text:p>0.105573</text:p>
          </table:table-cell>
          <table:table-cell office:value-type="float" office:value="10.3048" calcext:value-type="float">
            <text:p>10.3048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209593" calcext:value-type="float">
            <text:p>0.209593</text:p>
          </table:table-cell>
          <table:table-cell office:value-type="float" office:value="6.84277" calcext:value-type="float">
            <text:p>6.8427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2.3607" calcext:value-type="float">
            <text:p>22.3607</text:p>
          </table:table-cell>
          <table:table-cell/>
          <table:table-cell office:value-type="float" office:value="0.195016" calcext:value-type="float">
            <text:p>0.195016</text:p>
          </table:table-cell>
          <table:table-cell office:value-type="float" office:value="10.3048" calcext:value-type="float">
            <text:p>10.3048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213919" calcext:value-type="float">
            <text:p>0.213919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.3059" calcext:value-type="float">
            <text:p>26.3059</text:p>
          </table:table-cell>
          <table:table-cell/>
          <table:table-cell office:value-type="float" office:value="0.0496426" calcext:value-type="float">
            <text:p>0.0496426</text:p>
          </table:table-cell>
          <table:table-cell office:value-type="float" office:value="8.74616" calcext:value-type="float">
            <text:p>8.746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6.1052" calcext:value-type="float">
            <text:p>76.1052</text:p>
          </table:table-cell>
          <table:table-cell/>
          <table:table-cell office:value-type="float" office:value="0.0145219" calcext:value-type="float">
            <text:p>0.0145219</text:p>
          </table:table-cell>
          <table:table-cell office:value-type="float" office:value="3.01279" calcext:value-type="float">
            <text:p>3.01279</text:p>
          </table:table-cell>
          <table:table-cell table:number-columns-repeated="101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7.2947" calcext:value-type="float">
            <text:p>27.2947</text:p>
          </table:table-cell>
          <table:table-cell/>
          <table:table-cell office:value-type="float" office:value="0.0474337" calcext:value-type="float">
            <text:p>0.0474337</text:p>
          </table:table-cell>
          <table:table-cell office:value-type="float" office:value="8.42697" calcext:value-type="float">
            <text:p>8.42697</text:p>
          </table:table-cell>
          <table:table-cell table:number-columns-repeated="101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0.1597" calcext:value-type="float">
            <text:p>50.1597</text:p>
          </table:table-cell>
          <table:table-cell/>
          <table:table-cell office:value-type="float" office:value="0.0829299" calcext:value-type="float">
            <text:p>0.0829299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4.0832" calcext:value-type="float">
            <text:p>24.0832</text:p>
          </table:table-cell>
          <table:table-cell/>
          <table:table-cell office:value-type="float" office:value="0.252591" calcext:value-type="float">
            <text:p>0.252591</text:p>
          </table:table-cell>
          <table:table-cell office:value-type="float" office:value="4.76364" calcext:value-type="float">
            <text:p>4.76364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24.0832" calcext:value-type="float">
            <text:p>24.0832</text:p>
          </table:table-cell>
          <table:table-cell/>
          <table:table-cell office:value-type="float" office:value="0.211068" calcext:value-type="float">
            <text:p>0.211068</text:p>
          </table:table-cell>
          <table:table-cell office:value-type="float" office:value="4.76365" calcext:value-type="float">
            <text:p>4.76365</text:p>
          </table:table-cell>
          <table:table-cell table:number-columns-repeated="101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30435" calcext:value-type="float">
            <text:p>0.1304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576235" calcext:value-type="float">
            <text:p>0.0576235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708823" calcext:value-type="float">
            <text:p>0.0708823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4.1479" calcext:value-type="float">
            <text:p>54.1479</text:p>
          </table:table-cell>
          <table:table-cell/>
          <table:table-cell office:value-type="float" office:value="0.0212002" calcext:value-type="float">
            <text:p>0.0212002</text:p>
          </table:table-cell>
          <table:table-cell office:value-type="float" office:value="4.23639" calcext:value-type="float">
            <text:p>4.23639</text:p>
          </table:table-cell>
          <table:table-cell table:number-columns-repeated="101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012987" calcext:value-type="float">
            <text:p>0.01298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5.0799" calcext:value-type="float">
            <text:p>25.0799</text:p>
          </table:table-cell>
          <table:table-cell/>
          <table:table-cell office:value-type="float" office:value="0.122803" calcext:value-type="float">
            <text:p>0.12280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52.0384" calcext:value-type="float">
            <text:p>52.0384</text:p>
          </table:table-cell>
          <table:table-cell/>
          <table:table-cell office:value-type="float" office:value="0.116038" calcext:value-type="float">
            <text:p>0.116038</text:p>
          </table:table-cell>
          <table:table-cell office:value-type="float" office:value="2.2026" calcext:value-type="float">
            <text:p>2.2026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6.0768" calcext:value-type="float">
            <text:p>26.0768</text:p>
          </table:table-cell>
          <table:table-cell/>
          <table:table-cell office:value-type="float" office:value="0.11799" calcext:value-type="float">
            <text:p>0.11799</text:p>
          </table:table-cell>
          <table:table-cell office:value-type="float" office:value="4.39871" calcext:value-type="float">
            <text:p>4.3987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.3059" calcext:value-type="float">
            <text:p>26.3059</text:p>
          </table:table-cell>
          <table:table-cell/>
          <table:table-cell office:value-type="float" office:value="0.0496426" calcext:value-type="float">
            <text:p>0.0496426</text:p>
          </table:table-cell>
          <table:table-cell office:value-type="float" office:value="8.74616" calcext:value-type="float">
            <text:p>8.74616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52.0384" calcext:value-type="float">
            <text:p>52.0384</text:p>
          </table:table-cell>
          <table:table-cell/>
          <table:table-cell office:value-type="float" office:value="0.116038" calcext:value-type="float">
            <text:p>0.116038</text:p>
          </table:table-cell>
          <table:table-cell office:value-type="float" office:value="2.2026" calcext:value-type="float">
            <text:p>2.202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00459" calcext:value-type="float">
            <text:p>0.10045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30435" calcext:value-type="float">
            <text:p>0.1304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257253" calcext:value-type="float">
            <text:p>0.257253</text:p>
          </table:table-cell>
          <table:table-cell office:value-type="float" office:value="4.76364" calcext:value-type="float">
            <text:p>4.76364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43294" calcext:value-type="float">
            <text:p>0.143294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6.1052" calcext:value-type="float">
            <text:p>76.1052</text:p>
          </table:table-cell>
          <table:table-cell/>
          <table:table-cell office:value-type="float" office:value="0.053941" calcext:value-type="float">
            <text:p>0.053941</text:p>
          </table:table-cell>
          <table:table-cell office:value-type="float" office:value="3.01279" calcext:value-type="float">
            <text:p>3.012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213919" calcext:value-type="float">
            <text:p>0.213919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00459" calcext:value-type="float">
            <text:p>0.10045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43294" calcext:value-type="float">
            <text:p>0.143294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799889" calcext:value-type="float">
            <text:p>0.0799889</text:p>
          </table:table-cell>
          <table:table-cell office:value-type="float" office:value="6.1155" calcext:value-type="float">
            <text:p>6.1155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86129" calcext:value-type="float">
            <text:p>0.18612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0.1597" calcext:value-type="float">
            <text:p>50.1597</text:p>
          </table:table-cell>
          <table:table-cell/>
          <table:table-cell office:value-type="float" office:value="0.0430573" calcext:value-type="float">
            <text:p>0.0430573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55.0364" calcext:value-type="float">
            <text:p>55.0364</text:p>
          </table:table-cell>
          <table:table-cell/>
          <table:table-cell office:value-type="float" office:value="0.0551699" calcext:value-type="float">
            <text:p>0.0551699</text:p>
          </table:table-cell>
          <table:table-cell office:value-type="float" office:value="2.08257" calcext:value-type="float">
            <text:p>2.0825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367496" calcext:value-type="float">
            <text:p>0.0367496</text:p>
          </table:table-cell>
          <table:table-cell office:value-type="float" office:value="5.90614" calcext:value-type="float">
            <text:p>5.90614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8.0256" calcext:value-type="float">
            <text:p>78.0256</text:p>
          </table:table-cell>
          <table:table-cell/>
          <table:table-cell office:value-type="float" office:value="0.0644101" calcext:value-type="float">
            <text:p>0.0644101</text:p>
          </table:table-cell>
          <table:table-cell office:value-type="float" office:value="1.4688" calcext:value-type="float">
            <text:p>1.4688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228965" calcext:value-type="float">
            <text:p>0.228965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869565" calcext:value-type="float">
            <text:p>0.08695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100459" calcext:value-type="float">
            <text:p>0.100459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799889" calcext:value-type="float">
            <text:p>0.0799889</text:p>
          </table:table-cell>
          <table:table-cell office:value-type="float" office:value="6.1155" calcext:value-type="float">
            <text:p>6.1155</text:p>
          </table:table-cell>
          <table:table-cell table:number-columns-repeated="101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0.1597" calcext:value-type="float">
            <text:p>50.1597</text:p>
          </table:table-cell>
          <table:table-cell/>
          <table:table-cell office:value-type="float" office:value="0.0629936" calcext:value-type="float">
            <text:p>0.0629936</text:p>
          </table:table-cell>
          <table:table-cell office:value-type="float" office:value="4.57392" calcext:value-type="float">
            <text:p>4.5739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3.3452" calcext:value-type="float">
            <text:p>23.3452</text:p>
          </table:table-cell>
          <table:table-cell/>
          <table:table-cell office:value-type="float" office:value="0.0147882" calcext:value-type="float">
            <text:p>0.0147882</text:p>
          </table:table-cell>
          <table:table-cell office:value-type="float" office:value="9.86581" calcext:value-type="float">
            <text:p>9.8658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7.074" calcext:value-type="float">
            <text:p>27.074</text:p>
          </table:table-cell>
          <table:table-cell/>
          <table:table-cell office:value-type="float" office:value="0.11354" calcext:value-type="float">
            <text:p>0.11354</text:p>
          </table:table-cell>
          <table:table-cell office:value-type="float" office:value="4.23639" calcext:value-type="float">
            <text:p>4.23639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0.04" calcext:value-type="float">
            <text:p>50.04</text:p>
          </table:table-cell>
          <table:table-cell table:style-name="ce1"/>
          <table:table-cell table:style-name="ce1" office:value-type="float" office:value="0.100719" calcext:value-type="float">
            <text:p>0.100719</text:p>
          </table:table-cell>
          <table:table-cell table:style-name="ce1" office:value-type="float" office:value="2.29061" calcext:value-type="float">
            <text:p>2.29061</text:p>
          </table:table-cell>
          <table:table-cell table:style-name="ce1"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0.04" calcext:value-type="float">
            <text:p>50.04</text:p>
          </table:table-cell>
          <table:table-cell/>
          <table:table-cell office:value-type="float" office:value="0.0607511" calcext:value-type="float">
            <text:p>0.0607511</text:p>
          </table:table-cell>
          <table:table-cell office:value-type="float" office:value="2.29061" calcext:value-type="float">
            <text:p>2.29061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9.163" calcext:value-type="float">
            <text:p>49.163</text:p>
          </table:table-cell>
          <table:table-cell/>
          <table:table-cell office:value-type="float" office:value="0.0439964" calcext:value-type="float">
            <text:p>0.0439964</text:p>
          </table:table-cell>
          <table:table-cell office:value-type="float" office:value="4.66685" calcext:value-type="float">
            <text:p>4.6668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181818" calcext:value-type="float">
            <text:p>0.1818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.3607" calcext:value-type="float">
            <text:p>22.3607</text:p>
          </table:table-cell>
          <table:table-cell/>
          <table:table-cell office:value-type="float" office:value="0.195016" calcext:value-type="float">
            <text:p>0.195016</text:p>
          </table:table-cell>
          <table:table-cell office:value-type="float" office:value="10.3048" calcext:value-type="float">
            <text:p>10.3048</text:p>
          </table:table-cell>
          <table:table-cell table:number-columns-repeated="101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49.163" calcext:value-type="float">
            <text:p>49.163</text:p>
          </table:table-cell>
          <table:table-cell/>
          <table:table-cell office:value-type="float" office:value="0.0846774" calcext:value-type="float">
            <text:p>0.0846774</text:p>
          </table:table-cell>
          <table:table-cell office:value-type="float" office:value="4.66685" calcext:value-type="float">
            <text:p>4.66685</text:p>
          </table:table-cell>
          <table:table-cell table:number-columns-repeated="101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025974" calcext:value-type="float">
            <text:p>0.0259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2.0384" calcext:value-type="float">
            <text:p>52.0384</text:p>
          </table:table-cell>
          <table:table-cell/>
          <table:table-cell office:value-type="float" office:value="0.116038" calcext:value-type="float">
            <text:p>0.116038</text:p>
          </table:table-cell>
          <table:table-cell office:value-type="float" office:value="2.2026" calcext:value-type="float">
            <text:p>2.2026</text:p>
          </table:table-cell>
          <table:table-cell table:number-columns-repeated="101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9.163" calcext:value-type="float">
            <text:p>49.163</text:p>
          </table:table-cell>
          <table:table-cell/>
          <table:table-cell office:value-type="float" office:value="0.0439964" calcext:value-type="float">
            <text:p>0.0439964</text:p>
          </table:table-cell>
          <table:table-cell office:value-type="float" office:value="4.66685" calcext:value-type="float">
            <text:p>4.6668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50.04" calcext:value-type="float">
            <text:p>50.04</text:p>
          </table:table-cell>
          <table:table-cell/>
          <table:table-cell office:value-type="float" office:value="0.120703" calcext:value-type="float">
            <text:p>0.120703</text:p>
          </table:table-cell>
          <table:table-cell office:value-type="float" office:value="2.29061" calcext:value-type="float">
            <text:p>2.29061</text:p>
          </table:table-cell>
          <table:table-cell table:number-columns-repeated="1018"/>
        </table:table-row>
      </table:table>
      <table:table table:name="Sheet2" table:style-name="ta1">
        <table:shapes>
          <draw:frame draw:z-index="0" draw:style-name="gr1" draw:text-style-name="P1" svg:width="434.35pt" svg:height="261.21pt" svg:x="245.85pt" svg:y="181.22pt">
            <draw:object draw:notify-on-update-of-ranges="Sheet2.A2:Sheet2.A121 Sheet2.B1:Sheet2.B1 Sheet2.B2:Sheet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Vertexdist</text:p>
          </table:table-cell>
          <table:table-cell table:style-name="ce9" office:value-type="string" calcext:value-type="string">
            <text:p>AngleError</text:p>
          </table:table-cell>
          <table:table-cell table:number-columns-repeated="1022"/>
        </table:table-row>
        <table:table-row table:style-name="ro1">
          <table:table-cell office:value-type="float" office:value="25.0799" calcext:value-type="float">
            <text:p>25.0799</text:p>
          </table:table-cell>
          <table:table-cell office:value-type="float" office:value="4.57392" calcext:value-type="float">
            <text:p>4.57392</text:p>
          </table:table-cell>
          <table:table-cell/>
          <table:table-cell office:value-type="string" calcext:value-type="string">
            <text:p>X = [22.3607 76.1052 <text:s/>54.1479 103.078];</text:p>
          </table:table-cell>
          <table:table-cell table:number-columns-repeated="1020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.0799" calcext:value-type="float">
            <text:p>25.0799</text:p>
          </table:table-cell>
          <table:table-cell office:value-type="float" office:value="4.57392" calcext:value-type="float">
            <text:p>4.57392</text:p>
          </table:table-cell>
          <table:table-cell/>
          <table:table-cell office:value-type="string" calcext:value-type="string">
            <text:p>Y = [10.3048 3.01279 4.23639 2.22396]</text:p>
          </table:table-cell>
          <table:table-cell table:number-columns-repeated="1020"/>
        </table:table-row>
        <table:table-row table:style-name="ro1">
          <table:table-cell table:style-name="ce3" office:value-type="float" office:value="52.0384" calcext:value-type="float">
            <text:p>52.0384</text:p>
          </table:table-cell>
          <table:table-cell office:value-type="float" office:value="2.2026" calcext:value-type="float">
            <text:p>2.2026</text:p>
          </table:table-cell>
          <table:table-cell table:number-columns-repeated="1022"/>
        </table:table-row>
        <table:table-row table:style-name="ro1">
          <table:table-cell table:style-name="ce1" office:value-type="float" office:value="22.3607" calcext:value-type="float">
            <text:p>22.3607</text:p>
          </table:table-cell>
          <table:table-cell table:style-name="ce1" office:value-type="float" office:value="10.3048" calcext:value-type="float">
            <text:p>10.3048</text:p>
          </table:table-cell>
          <table:table-cell table:style-name="ce1"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9.163" calcext:value-type="float">
            <text:p>49.163</text:p>
          </table:table-cell>
          <table:table-cell office:value-type="float" office:value="4.66685" calcext:value-type="float">
            <text:p>4.66685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.1794" calcext:value-type="float">
            <text:p>25.1794</text:p>
          </table:table-cell>
          <table:table-cell office:value-type="float" office:value="0.727269" calcext:value-type="float">
            <text:p>0.727269</text:p>
          </table:table-cell>
          <table:table-cell table:number-columns-repeated="1022"/>
        </table:table-row>
        <table:table-row table:style-name="ro1">
          <table:table-cell office:value-type="float" office:value="78.0256" calcext:value-type="float">
            <text:p>78.0256</text:p>
          </table:table-cell>
          <table:table-cell office:value-type="float" office:value="1.4688" calcext:value-type="float">
            <text:p>1.4688</text:p>
          </table:table-cell>
          <table:table-cell table:number-columns-repeated="1022"/>
        </table:table-row>
        <table:table-row table:style-name="ro1">
          <table:table-cell office:value-type="float" office:value="22.3607" calcext:value-type="float">
            <text:p>22.3607</text:p>
          </table:table-cell>
          <table:table-cell office:value-type="float" office:value="10.3048" calcext:value-type="float">
            <text:p>10.3048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39.0512" calcext:value-type="float">
            <text:p>39.0512</text:p>
          </table:table-cell>
          <table:table-cell office:value-type="float" office:value="2.93567" calcext:value-type="float">
            <text:p>2.93567</text:p>
          </table:table-cell>
          <table:table-cell table:number-columns-repeated="1022"/>
        </table:table-row>
        <table:table-row table:style-name="ro1">
          <table:table-cell table:style-name="ce5" office:value-type="float" office:value="79.0253" calcext:value-type="float">
            <text:p>79.0253</text:p>
          </table:table-cell>
          <table:table-cell table:style-name="ce5" office:value-type="float" office:value="1.45022" calcext:value-type="float">
            <text:p>1.45022</text:p>
          </table:table-cell>
          <table:table-cell table:style-name="ce5"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2.0322" calcext:value-type="float">
            <text:p>62.0322</text:p>
          </table:table-cell>
          <table:table-cell office:value-type="float" office:value="1.84761" calcext:value-type="float">
            <text:p>1.84761</text:p>
          </table:table-cell>
          <table:table-cell table:number-columns-repeated="1022"/>
        </table:table-row>
        <table:table-row table:style-name="ro1">
          <table:table-cell office:value-type="float" office:value="27.2947" calcext:value-type="float">
            <text:p>27.2947</text:p>
          </table:table-cell>
          <table:table-cell office:value-type="float" office:value="8.42697" calcext:value-type="float">
            <text:p>8.42697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.1038" calcext:value-type="float">
            <text:p>77.1038</text:p>
          </table:table-cell>
          <table:table-cell office:value-type="float" office:value="2.97373" calcext:value-type="float">
            <text:p>2.97373</text:p>
          </table:table-cell>
          <table:table-cell table:number-columns-repeated="1022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3.95966" calcext:value-type="float">
            <text:p>3.95966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5" office:value-type="float" office:value="25.0799" calcext:value-type="float">
            <text:p>25.0799</text:p>
          </table:table-cell>
          <table:table-cell table:style-name="ce5" office:value-type="float" office:value="4.57392" calcext:value-type="float">
            <text:p>4.57392</text:p>
          </table:table-cell>
          <table:table-cell table:style-name="ce5"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.0799" calcext:value-type="float">
            <text:p>25.0799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7.074" calcext:value-type="float">
            <text:p>27.074</text:p>
          </table:table-cell>
          <table:table-cell office:value-type="float" office:value="4.23639" calcext:value-type="float">
            <text:p>4.23639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2.29061" calcext:value-type="float">
            <text:p>2.2906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6364" calcext:value-type="float">
            <text:p>4.76364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.2947" calcext:value-type="float">
            <text:p>27.2947</text:p>
          </table:table-cell>
          <table:table-cell office:value-type="float" office:value="8.42697" calcext:value-type="float">
            <text:p>8.42697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.0799" calcext:value-type="float">
            <text:p>25.0799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49.163" calcext:value-type="float">
            <text:p>49.163</text:p>
          </table:table-cell>
          <table:table-cell office:value-type="float" office:value="4.66685" calcext:value-type="float">
            <text:p>4.66685</text:p>
          </table:table-cell>
          <table:table-cell table:number-columns-repeated="1022"/>
        </table:table-row>
        <table:table-row table:style-name="ro1">
          <table:table-cell office:value-type="float" office:value="22.3607" calcext:value-type="float">
            <text:p>22.3607</text:p>
          </table:table-cell>
          <table:table-cell office:value-type="float" office:value="10.3048" calcext:value-type="float">
            <text:p>10.304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4277" calcext:value-type="float">
            <text:p>6.84277</text:p>
          </table:table-cell>
          <table:table-cell table:number-columns-repeated="1022"/>
        </table:table-row>
        <table:table-row table:style-name="ro1">
          <table:table-cell office:value-type="float" office:value="22.3607" calcext:value-type="float">
            <text:p>22.3607</text:p>
          </table:table-cell>
          <table:table-cell office:value-type="float" office:value="10.3048" calcext:value-type="float">
            <text:p>10.304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26.3059" calcext:value-type="float">
            <text:p>26.3059</text:p>
          </table:table-cell>
          <table:table-cell office:value-type="float" office:value="8.74616" calcext:value-type="float">
            <text:p>8.74616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76.1052" calcext:value-type="float">
            <text:p>76.1052</text:p>
          </table:table-cell>
          <table:table-cell table:style-name="ce1" office:value-type="float" office:value="3.01279" calcext:value-type="float">
            <text:p>3.01279</text:p>
          </table:table-cell>
          <table:table-cell table:style-name="ce1" table:number-columns-repeated="1022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.2947" calcext:value-type="float">
            <text:p>27.2947</text:p>
          </table:table-cell>
          <table:table-cell office:value-type="float" office:value="8.42697" calcext:value-type="float">
            <text:p>8.42697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.1597" calcext:value-type="float">
            <text:p>50.1597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24.0832" calcext:value-type="float">
            <text:p>24.0832</text:p>
          </table:table-cell>
          <table:table-cell office:value-type="float" office:value="4.76364" calcext:value-type="float">
            <text:p>4.76364</text:p>
          </table:table-cell>
          <table:table-cell table:number-columns-repeated="1022"/>
        </table:table-row>
        <table:table-row table:style-name="ro1">
          <table:table-cell office:value-type="float" office:value="24.0832" calcext:value-type="float">
            <text:p>24.0832</text:p>
          </table:table-cell>
          <table:table-cell office:value-type="float" office:value="4.76365" calcext:value-type="float">
            <text:p>4.76365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table:style-name="ce1" office:value-type="float" office:value="54.1479" calcext:value-type="float">
            <text:p>54.1479</text:p>
          </table:table-cell>
          <table:table-cell table:style-name="ce1" office:value-type="float" office:value="4.23639" calcext:value-type="float">
            <text:p>4.23639</text:p>
          </table:table-cell>
          <table:table-cell table:style-name="ce1" table:number-columns-repeated="1022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.0799" calcext:value-type="float">
            <text:p>25.0799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.0384" calcext:value-type="float">
            <text:p>52.0384</text:p>
          </table:table-cell>
          <table:table-cell office:value-type="float" office:value="2.2026" calcext:value-type="float">
            <text:p>2.2026</text:p>
          </table:table-cell>
          <table:table-cell table:number-columns-repeated="1022"/>
        </table:table-row>
        <table:table-row table:style-name="ro1">
          <table:table-cell office:value-type="float" office:value="26.0768" calcext:value-type="float">
            <text:p>26.0768</text:p>
          </table:table-cell>
          <table:table-cell office:value-type="float" office:value="4.39871" calcext:value-type="float">
            <text:p>4.39871</text:p>
          </table:table-cell>
          <table:table-cell table:number-columns-repeated="1022"/>
        </table:table-row>
        <table:table-row table:style-name="ro1">
          <table:table-cell office:value-type="float" office:value="26.3059" calcext:value-type="float">
            <text:p>26.3059</text:p>
          </table:table-cell>
          <table:table-cell office:value-type="float" office:value="8.74616" calcext:value-type="float">
            <text:p>8.74616</text:p>
          </table:table-cell>
          <table:table-cell table:number-columns-repeated="1022"/>
        </table:table-row>
        <table:table-row table:style-name="ro1">
          <table:table-cell office:value-type="float" office:value="52.0384" calcext:value-type="float">
            <text:p>52.0384</text:p>
          </table:table-cell>
          <table:table-cell office:value-type="float" office:value="2.2026" calcext:value-type="float">
            <text:p>2.2026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6364" calcext:value-type="float">
            <text:p>4.76364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.1052" calcext:value-type="float">
            <text:p>76.1052</text:p>
          </table:table-cell>
          <table:table-cell office:value-type="float" office:value="3.01279" calcext:value-type="float">
            <text:p>3.01279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1155" calcext:value-type="float">
            <text:p>6.1155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.1597" calcext:value-type="float">
            <text:p>50.1597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55.0364" calcext:value-type="float">
            <text:p>55.0364</text:p>
          </table:table-cell>
          <table:table-cell office:value-type="float" office:value="2.08257" calcext:value-type="float">
            <text:p>2.08257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0614" calcext:value-type="float">
            <text:p>5.90614</text:p>
          </table:table-cell>
          <table:table-cell table:number-columns-repeated="1022"/>
        </table:table-row>
        <table:table-row table:style-name="ro1">
          <table:table-cell office:value-type="float" office:value="78.0256" calcext:value-type="float">
            <text:p>78.0256</text:p>
          </table:table-cell>
          <table:table-cell office:value-type="float" office:value="1.4688" calcext:value-type="float">
            <text:p>1.4688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1155" calcext:value-type="float">
            <text:p>6.1155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.1597" calcext:value-type="float">
            <text:p>50.1597</text:p>
          </table:table-cell>
          <table:table-cell office:value-type="float" office:value="4.57392" calcext:value-type="float">
            <text:p>4.57392</text:p>
          </table:table-cell>
          <table:table-cell table:number-columns-repeated="1022"/>
        </table:table-row>
        <table:table-row table:style-name="ro1">
          <table:table-cell office:value-type="float" office:value="23.3452" calcext:value-type="float">
            <text:p>23.3452</text:p>
          </table:table-cell>
          <table:table-cell office:value-type="float" office:value="9.86581" calcext:value-type="float">
            <text:p>9.86581</text:p>
          </table:table-cell>
          <table:table-cell table:number-columns-repeated="1022"/>
        </table:table-row>
        <table:table-row table:style-name="ro1">
          <table:table-cell office:value-type="float" office:value="27.074" calcext:value-type="float">
            <text:p>27.074</text:p>
          </table:table-cell>
          <table:table-cell office:value-type="float" office:value="4.23639" calcext:value-type="float">
            <text:p>4.23639</text:p>
          </table:table-cell>
          <table:table-cell table:number-columns-repeated="1022"/>
        </table:table-row>
        <table:table-row table:style-name="ro1">
          <table:table-cell table:style-name="ce5" office:value-type="float" office:value="50.04" calcext:value-type="float">
            <text:p>50.04</text:p>
          </table:table-cell>
          <table:table-cell table:style-name="ce5" office:value-type="float" office:value="2.29061" calcext:value-type="float">
            <text:p>2.29061</text:p>
          </table:table-cell>
          <table:table-cell table:style-name="ce5" table:number-columns-repeated="1022"/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2.29061" calcext:value-type="float">
            <text:p>2.29061</text:p>
          </table:table-cell>
          <table:table-cell table:number-columns-repeated="1022"/>
        </table:table-row>
        <table:table-row table:style-name="ro1">
          <table:table-cell office:value-type="float" office:value="49.163" calcext:value-type="float">
            <text:p>49.163</text:p>
          </table:table-cell>
          <table:table-cell office:value-type="float" office:value="4.66685" calcext:value-type="float">
            <text:p>4.66685</text:p>
          </table:table-cell>
          <table:table-cell table:number-columns-repeated="102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2.3607" calcext:value-type="float">
            <text:p>22.3607</text:p>
          </table:table-cell>
          <table:table-cell office:value-type="float" office:value="10.3048" calcext:value-type="float">
            <text:p>10.3048</text:p>
          </table:table-cell>
          <table:table-cell table:number-columns-repeated="102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9.163" calcext:value-type="float">
            <text:p>49.163</text:p>
          </table:table-cell>
          <table:table-cell office:value-type="float" office:value="4.66685" calcext:value-type="float">
            <text:p>4.66685</text:p>
          </table:table-cell>
          <table:table-cell table:number-columns-repeated="1022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.0384" calcext:value-type="float">
            <text:p>52.0384</text:p>
          </table:table-cell>
          <table:table-cell office:value-type="float" office:value="2.2026" calcext:value-type="float">
            <text:p>2.2026</text:p>
          </table:table-cell>
          <table:table-cell table:number-columns-repeated="102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9.163" calcext:value-type="float">
            <text:p>49.163</text:p>
          </table:table-cell>
          <table:table-cell office:value-type="float" office:value="4.66685" calcext:value-type="float">
            <text:p>4.66685</text:p>
          </table:table-cell>
          <table:table-cell table:number-columns-repeated="1022"/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2.29061" calcext:value-type="float">
            <text:p>2.29061</text:p>
          </table:table-cell>
          <table:table-cell table:number-columns-repeated="1022"/>
        </table:table-row>
        <table:table-row table:style-name="ro1">
          <table:table-cell table:style-name="ce11" office:value-type="float" office:value="103.078" calcext:value-type="float">
            <text:p>103.078</text:p>
          </table:table-cell>
          <table:table-cell table:style-name="ce11" office:value-type="float" office:value="2.22396" calcext:value-type="float">
            <text:p>2.22396</text:p>
          </table:table-cell>
          <table:table-cell table:style-name="ce1" table:number-columns-repeated="1022"/>
        </table:table-row>
      </table:table>
      <table:named-expressions/>
      <table:database-ranges>
        <table:database-range table:name="__Anonymous_Sheet_DB__0" table:target-range-address="Sheet1.E1:Sheet1.F121" table:display-filter-buttons="true" table:orientation="column">
          <table:filter>
            <table:filter-and>
              <table:filter-condition table:field-number="5" table:value="0.727269" table:operator="=">
                <table:filter-set-item table:value="0.727269"/>
                <table:filter-set-item table:value="1.45022"/>
                <table:filter-set-item table:value="1.4688"/>
                <table:filter-set-item table:value="1.84761"/>
                <table:filter-set-item table:value="10.3048"/>
                <table:filter-set-item table:value="2.08257"/>
                <table:filter-set-item table:value="2.2026"/>
                <table:filter-set-item table:value="2.29061"/>
                <table:filter-set-item table:value="2.93567"/>
                <table:filter-set-item table:value="2.97373"/>
                <table:filter-set-item table:value="3.01279"/>
                <table:filter-set-item table:value="3.95966"/>
                <table:filter-set-item table:value="4.23639"/>
                <table:filter-set-item table:value="4.39871"/>
                <table:filter-set-item table:value="4.57392"/>
                <table:filter-set-item table:value="4.66685"/>
                <table:filter-set-item table:value="4.76364"/>
                <table:filter-set-item table:value="4.76365"/>
                <table:filter-set-item table:value="5.90614"/>
                <table:filter-set-item table:value="6.1155"/>
                <table:filter-set-item table:value="6.84277"/>
                <table:filter-set-item table:value="8.42697"/>
                <table:filter-set-item table:value="8.74616"/>
                <table:filter-set-item table:value="9.86581"/>
              </table:filter-condition>
            </table:filter-and>
          </table:filter>
        </table:database-range>
        <table:database-range table:name="__Anonymous_Sheet_DB__1" table:target-range-address="Sheet2.A1:Sheet2.B121" table:display-filter-buttons="true" table:orientation="column">
          <table:filter>
            <table:filter-and>
              <table:filter-condition table:field-number="1" table:value="0.727269" table:operator="=">
                <table:filter-set-item table:value="0.727269"/>
                <table:filter-set-item table:value="1.45022"/>
                <table:filter-set-item table:value="1.4688"/>
                <table:filter-set-item table:value="1.84761"/>
                <table:filter-set-item table:value="10.3048"/>
                <table:filter-set-item table:value="2.08257"/>
                <table:filter-set-item table:value="2.2026"/>
                <table:filter-set-item table:value="2.29061"/>
                <table:filter-set-item table:value="2.93567"/>
                <table:filter-set-item table:value="2.97373"/>
                <table:filter-set-item table:value="3.01279"/>
                <table:filter-set-item table:value="3.95966"/>
                <table:filter-set-item table:value="4.23639"/>
                <table:filter-set-item table:value="4.39871"/>
                <table:filter-set-item table:value="4.57392"/>
                <table:filter-set-item table:value="4.66685"/>
                <table:filter-set-item table:value="4.76364"/>
                <table:filter-set-item table:value="4.76365"/>
                <table:filter-set-item table:value="5.90614"/>
                <table:filter-set-item table:value="6.1155"/>
                <table:filter-set-item table:value="6.84277"/>
                <table:filter-set-item table:value="8.42697"/>
                <table:filter-set-item table:value="8.74616"/>
                <table:filter-set-item table:value="9.8658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13:17:42.54753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4:02:08.300683090</meta:creation-date>
    <dc:date>2018-09-23T14:46:38.975425454</dc:date>
    <meta:editing-duration>PT2H22M35S</meta:editing-duration>
    <meta:editing-cycles>2</meta:editing-cycles>
    <meta:generator>LibreOffice/5.4.6.2$Linux_X86_64 LibreOffice_project/40m0$Build-2</meta:generator>
    <meta:document-statistic meta:table-count="2" meta:cell-count="8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41cm" svg:y="4.204cm" style:legend-expansion="high" chart:style-name="ch2"/>
        <chart:plot-area chart:style-name="ch3" table:cell-range-address="Sheet1.C3:Sheet1.C117 Sheet1.E2:Sheet1.E117" chart:data-source-has-labels="row" svg:x="0.319cm" svg:y="0.18cm" svg:width="13.203cm" svg:height="8.646cm">
          <chartooo:coordinate-region svg:x="1.046cm" svg:y="0.38cm" svg:width="12.2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7" chart:label-cell-address="Sheet1.E2:Sheet1.E2" chart:class="chart:scatter">
            <chart:domain table:cell-range-address="Sheet1.C3:Sheet1.C117"/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282293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0799">
                <text:p>25.0799</text:p>
                <draw:g>
                  <svg:desc>Sheet1.C3:Sheet1.C117</svg:desc>
                </draw:g>
              </table:table-cell>
              <table:table-cell office:value-type="float" office:value="0.122803">
                <text:p>0.122803</text:p>
                <draw:g>
                  <svg:desc>Sheet1.E3:Sheet1.E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0384">
                <text:p>52.0384</text:p>
              </table:table-cell>
              <table:table-cell office:value-type="float" office:value="0.116038">
                <text:p>0.11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607">
                <text:p>22.3607</text:p>
              </table:table-cell>
              <table:table-cell office:value-type="float" office:value="0.105573">
                <text:p>0.105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63">
                <text:p>49.163</text:p>
              </table:table-cell>
              <table:table-cell office:value-type="float" office:value="0.0846774">
                <text:p>0.084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3452">
                <text:p>23.3452</text:p>
              </table:table-cell>
              <table:table-cell office:value-type="float" office:value="0.143294">
                <text:p>0.14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1794">
                <text:p>25.1794</text:p>
              </table:table-cell>
              <table:table-cell office:value-type="float" office:value="0.159619">
                <text:p>0.159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0256">
                <text:p>78.0256</text:p>
              </table:table-cell>
              <table:table-cell office:value-type="float" office:value="0.0515938">
                <text:p>0.0515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607">
                <text:p>22.3607</text:p>
              </table:table-cell>
              <table:table-cell office:value-type="float" office:value="0.0608515">
                <text:p>0.0608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3452">
                <text:p>23.3452</text:p>
              </table:table-cell>
              <table:table-cell office:value-type="float" office:value="0.0576235">
                <text:p>0.0576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0512">
                <text:p>39.0512</text:p>
              </table:table-cell>
              <table:table-cell office:value-type="float" office:value="0.0781345">
                <text:p>0.078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0253">
                <text:p>79.0253</text:p>
              </table:table-cell>
              <table:table-cell office:value-type="float" office:value="0.0762453">
                <text:p>0.0762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322">
                <text:p>62.0322</text:p>
              </table:table-cell>
              <table:table-cell office:value-type="float" office:value="0.0650025">
                <text:p>0.0650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2947">
                <text:p>27.2947</text:p>
              </table:table-cell>
              <table:table-cell office:value-type="float" office:value="0.0474337">
                <text:p>0.0474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1038">
                <text:p>77.1038</text:p>
              </table:table-cell>
              <table:table-cell office:value-type="float" office:value="0.0402552">
                <text:p>0.0402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3452">
                <text:p>23.3452</text:p>
              </table:table-cell>
              <table:table-cell office:value-type="float" office:value="0.0509944">
                <text:p>0.0509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0799">
                <text:p>25.0799</text:p>
              </table:table-cell>
              <table:table-cell office:value-type="float" office:value="0.561401">
                <text:p>0.561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799">
                <text:p>25.0799</text:p>
              </table:table-cell>
              <table:table-cell office:value-type="float" office:value="0.122803">
                <text:p>0.122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3452">
                <text:p>23.3452</text:p>
              </table:table-cell>
              <table:table-cell office:value-type="float" office:value="0.100459">
                <text:p>0.10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3452">
                <text:p>23.3452</text:p>
              </table:table-cell>
              <table:table-cell office:value-type="float" office:value="0.100459">
                <text:p>0.100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074">
                <text:p>27.074</text:p>
              </table:table-cell>
              <table:table-cell office:value-type="float" office:value="0.11354">
                <text:p>0.11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04">
                <text:p>50.04</text:p>
              </table:table-cell>
              <table:table-cell office:value-type="float" office:value="0.100719">
                <text:p>0.100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257253">
                <text:p>0.257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2947">
                <text:p>27.2947</text:p>
              </table:table-cell>
              <table:table-cell office:value-type="float" office:value="0.0474337">
                <text:p>0.0474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3452">
                <text:p>23.3452</text:p>
              </table:table-cell>
              <table:table-cell office:value-type="float" office:value="0.0147882">
                <text:p>0.0147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0799">
                <text:p>25.0799</text:p>
              </table:table-cell>
              <table:table-cell office:value-type="float" office:value="0.122803">
                <text:p>0.122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163">
                <text:p>49.163</text:p>
              </table:table-cell>
              <table:table-cell office:value-type="float" office:value="0.0439964">
                <text:p>0.0439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3607">
                <text:p>22.3607</text:p>
              </table:table-cell>
              <table:table-cell office:value-type="float" office:value="0.105573">
                <text:p>0.105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0.209593">
                <text:p>0.209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3607">
                <text:p>22.3607</text:p>
              </table:table-cell>
              <table:table-cell office:value-type="float" office:value="0.195016">
                <text:p>0.195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0.213919">
                <text:p>0.213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3059">
                <text:p>26.3059</text:p>
              </table:table-cell>
              <table:table-cell office:value-type="float" office:value="0.0496426">
                <text:p>0.0496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1052">
                <text:p>76.1052</text:p>
              </table:table-cell>
              <table:table-cell office:value-type="float" office:value="0.0145219">
                <text:p>0.0145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947">
                <text:p>27.2947</text:p>
              </table:table-cell>
              <table:table-cell office:value-type="float" office:value="0.0474337">
                <text:p>0.0474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1597">
                <text:p>50.1597</text:p>
              </table:table-cell>
              <table:table-cell office:value-type="float" office:value="0.0829299">
                <text:p>0.0829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0832">
                <text:p>24.0832</text:p>
              </table:table-cell>
              <table:table-cell office:value-type="float" office:value="0.252591">
                <text:p>0.252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0832">
                <text:p>24.0832</text:p>
              </table:table-cell>
              <table:table-cell office:value-type="float" office:value="0.211068">
                <text:p>0.211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452">
                <text:p>23.3452</text:p>
              </table:table-cell>
              <table:table-cell office:value-type="float" office:value="0.0576235">
                <text:p>0.0576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3452">
                <text:p>23.3452</text:p>
              </table:table-cell>
              <table:table-cell office:value-type="float" office:value="0.0708823">
                <text:p>0.07088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1479">
                <text:p>54.1479</text:p>
              </table:table-cell>
              <table:table-cell office:value-type="float" office:value="0.0212002">
                <text:p>0.0212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0799">
                <text:p>25.0799</text:p>
              </table:table-cell>
              <table:table-cell office:value-type="float" office:value="0.122803">
                <text:p>0.122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0384">
                <text:p>52.0384</text:p>
              </table:table-cell>
              <table:table-cell office:value-type="float" office:value="0.116038">
                <text:p>0.116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0768">
                <text:p>26.0768</text:p>
              </table:table-cell>
              <table:table-cell office:value-type="float" office:value="0.11799">
                <text:p>0.11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3059">
                <text:p>26.3059</text:p>
              </table:table-cell>
              <table:table-cell office:value-type="float" office:value="0.0496426">
                <text:p>0.0496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.0384">
                <text:p>52.0384</text:p>
              </table:table-cell>
              <table:table-cell office:value-type="float" office:value="0.116038">
                <text:p>0.116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3452">
                <text:p>23.3452</text:p>
              </table:table-cell>
              <table:table-cell office:value-type="float" office:value="0.100459">
                <text:p>0.100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0.257253">
                <text:p>0.257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452">
                <text:p>23.3452</text:p>
              </table:table-cell>
              <table:table-cell office:value-type="float" office:value="0.143294">
                <text:p>0.143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.1052">
                <text:p>76.1052</text:p>
              </table:table-cell>
              <table:table-cell office:value-type="float" office:value="0.053941">
                <text:p>0.053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0.213919">
                <text:p>0.213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3452">
                <text:p>23.3452</text:p>
              </table:table-cell>
              <table:table-cell office:value-type="float" office:value="0.100459">
                <text:p>0.100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3452">
                <text:p>23.3452</text:p>
              </table:table-cell>
              <table:table-cell office:value-type="float" office:value="0.143294">
                <text:p>0.143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0.0799889">
                <text:p>0.0799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3452">
                <text:p>23.3452</text:p>
              </table:table-cell>
              <table:table-cell office:value-type="float" office:value="0.186129">
                <text:p>0.186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1597">
                <text:p>50.1597</text:p>
              </table:table-cell>
              <table:table-cell office:value-type="float" office:value="0.0430573">
                <text:p>0.0430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0364">
                <text:p>55.0364</text:p>
              </table:table-cell>
              <table:table-cell office:value-type="float" office:value="0.0551699">
                <text:p>0.0551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0.0367496">
                <text:p>0.0367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0256">
                <text:p>78.0256</text:p>
              </table:table-cell>
              <table:table-cell office:value-type="float" office:value="0.0644101">
                <text:p>0.0644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3452">
                <text:p>23.3452</text:p>
              </table:table-cell>
              <table:table-cell office:value-type="float" office:value="0.228965">
                <text:p>0.228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3452">
                <text:p>23.3452</text:p>
              </table:table-cell>
              <table:table-cell office:value-type="float" office:value="0.100459">
                <text:p>0.100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0.0799889">
                <text:p>0.0799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.1597">
                <text:p>50.1597</text:p>
              </table:table-cell>
              <table:table-cell office:value-type="float" office:value="0.0629936">
                <text:p>0.062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3452">
                <text:p>23.3452</text:p>
              </table:table-cell>
              <table:table-cell office:value-type="float" office:value="0.0147882">
                <text:p>0.0147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074">
                <text:p>27.074</text:p>
              </table:table-cell>
              <table:table-cell office:value-type="float" office:value="0.11354">
                <text:p>0.11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.04">
                <text:p>50.04</text:p>
              </table:table-cell>
              <table:table-cell office:value-type="float" office:value="0.100719">
                <text:p>0.1007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.04">
                <text:p>50.04</text:p>
              </table:table-cell>
              <table:table-cell office:value-type="float" office:value="0.0607511">
                <text:p>0.0607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.163">
                <text:p>49.163</text:p>
              </table:table-cell>
              <table:table-cell office:value-type="float" office:value="0.0439964">
                <text:p>0.0439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607">
                <text:p>22.3607</text:p>
              </table:table-cell>
              <table:table-cell office:value-type="float" office:value="0.195016">
                <text:p>0.195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.163">
                <text:p>49.163</text:p>
              </table:table-cell>
              <table:table-cell office:value-type="float" office:value="0.0846774">
                <text:p>0.0846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24cm" svg:height="9.216cm" xlink:href=".." xlink:type="simple" chart:class="chart:scatter" chart:style-name="ch1">
        <chart:legend chart:legend-position="end" svg:x="12.955cm" svg:y="4.309cm" style:legend-expansion="high" chart:style-name="ch2"/>
        <chart:plot-area chart:style-name="ch3" table:cell-range-address="Sheet2.A2:Sheet2.B121 Sheet2.B1:Sheet2.B1" chart:data-source-has-labels="row" svg:x="1.317cm" svg:y="0.184cm" svg:width="11.332cm" svg:height="7.867cm">
          <chartooo:coordinate-region svg:x="1.753cm" svg:y="0.383cm" svg:width="10.525cm" svg:height="7.021cm"/>
          <chart:axis chart:dimension="x" chart:name="primary-x" chart:style-name="ch4">
            <chart:title svg:x="5.788cm" svg:y="8.235cm" chart:style-name="ch5">
              <text:p>Vertex Distance</text:p>
            </chart:title>
            <chart:grid chart:style-name="ch6" chart:class="major"/>
          </chart:axis>
          <chart:axis chart:dimension="y" chart:name="primary-y" chart:style-name="ch4">
            <chart:title svg:x="0.451cm" svg:y="4.981cm" chart:style-name="ch7">
              <text:p>Angle error</text:p>
            </chart:title>
            <chart:grid chart:style-name="ch6" chart:class="major"/>
          </chart:axis>
          <chart:series chart:style-name="ch8" chart:values-cell-range-address="Sheet2.B2:Sheet2.B121" chart:label-cell-address="Sheet2.B1:Sheet2.B1" chart:class="chart:scatter">
            <chart:domain table:cell-range-address="Sheet2.A2:Sheet2.A121"/>
            <chart:data-point chart:repeated="14"/>
            <chart:data-point chart:style-name="ch9"/>
            <chart:data-point chart:repeated="40"/>
            <chart:data-point chart:style-name="ch9"/>
            <chart:data-point chart:repeated="19"/>
            <chart:data-point chart:style-name="ch9"/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Error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0799">
                <text:p>25.0799</text:p>
                <draw:g>
                  <svg:desc>Sheet2.A2:Sheet2.A121</svg:desc>
                </draw:g>
              </table:table-cell>
              <table:table-cell office:value-type="float" office:value="4.57392">
                <text:p>4.57392</text:p>
                <draw:g>
                  <svg:desc>Sheet2.B2:Sheet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799">
                <text:p>25.0799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0384">
                <text:p>52.0384</text:p>
              </table:table-cell>
              <table:table-cell office:value-type="float" office:value="2.2026">
                <text:p>2.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607">
                <text:p>22.3607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163">
                <text:p>49.163</text:p>
              </table:table-cell>
              <table:table-cell office:value-type="float" office:value="4.66685">
                <text:p>4.66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1794">
                <text:p>25.1794</text:p>
              </table:table-cell>
              <table:table-cell office:value-type="float" office:value="0.727269">
                <text:p>0.727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0256">
                <text:p>78.0256</text:p>
              </table:table-cell>
              <table:table-cell office:value-type="float" office:value="1.4688">
                <text:p>1.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3607">
                <text:p>22.3607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0512">
                <text:p>39.0512</text:p>
              </table:table-cell>
              <table:table-cell office:value-type="float" office:value="2.93567">
                <text:p>2.9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0253">
                <text:p>79.0253</text:p>
              </table:table-cell>
              <table:table-cell office:value-type="float" office:value="1.45022">
                <text:p>1.45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0322">
                <text:p>62.0322</text:p>
              </table:table-cell>
              <table:table-cell office:value-type="float" office:value="1.84761">
                <text:p>1.84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2947">
                <text:p>27.2947</text:p>
              </table:table-cell>
              <table:table-cell office:value-type="float" office:value="8.42697">
                <text:p>8.4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.1038">
                <text:p>77.1038</text:p>
              </table:table-cell>
              <table:table-cell office:value-type="float" office:value="2.97373">
                <text:p>2.97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3452">
                <text:p>23.3452</text:p>
              </table:table-cell>
              <table:table-cell office:value-type="float" office:value="3.95966">
                <text:p>3.95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799">
                <text:p>25.0799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0799">
                <text:p>25.0799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74">
                <text:p>27.074</text:p>
              </table:table-cell>
              <table:table-cell office:value-type="float" office:value="4.23639">
                <text:p>4.23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04">
                <text:p>50.04</text:p>
              </table:table-cell>
              <table:table-cell office:value-type="float" office:value="2.29061">
                <text:p>2.29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4.76364">
                <text:p>4.7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2947">
                <text:p>27.2947</text:p>
              </table:table-cell>
              <table:table-cell office:value-type="float" office:value="8.42697">
                <text:p>8.42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0799">
                <text:p>25.0799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163">
                <text:p>49.163</text:p>
              </table:table-cell>
              <table:table-cell office:value-type="float" office:value="4.66685">
                <text:p>4.66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3607">
                <text:p>22.3607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6.84277">
                <text:p>6.84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3607">
                <text:p>22.3607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059">
                <text:p>26.3059</text:p>
              </table:table-cell>
              <table:table-cell office:value-type="float" office:value="8.74616">
                <text:p>8.74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1052">
                <text:p>76.1052</text:p>
              </table:table-cell>
              <table:table-cell office:value-type="float" office:value="3.01279">
                <text:p>3.01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2947">
                <text:p>27.2947</text:p>
              </table:table-cell>
              <table:table-cell office:value-type="float" office:value="8.42697">
                <text:p>8.42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.1597">
                <text:p>50.1597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0832">
                <text:p>24.0832</text:p>
              </table:table-cell>
              <table:table-cell office:value-type="float" office:value="4.76364">
                <text:p>4.76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0832">
                <text:p>24.0832</text:p>
              </table:table-cell>
              <table:table-cell office:value-type="float" office:value="4.76365">
                <text:p>4.76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1479">
                <text:p>54.1479</text:p>
              </table:table-cell>
              <table:table-cell office:value-type="float" office:value="4.23639">
                <text:p>4.23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0799">
                <text:p>25.0799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0384">
                <text:p>52.0384</text:p>
              </table:table-cell>
              <table:table-cell office:value-type="float" office:value="2.2026">
                <text:p>2.2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0768">
                <text:p>26.0768</text:p>
              </table:table-cell>
              <table:table-cell office:value-type="float" office:value="4.39871">
                <text:p>4.39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3059">
                <text:p>26.3059</text:p>
              </table:table-cell>
              <table:table-cell office:value-type="float" office:value="8.74616">
                <text:p>8.74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0384">
                <text:p>52.0384</text:p>
              </table:table-cell>
              <table:table-cell office:value-type="float" office:value="2.2026">
                <text:p>2.2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4.76364">
                <text:p>4.76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052">
                <text:p>76.1052</text:p>
              </table:table-cell>
              <table:table-cell office:value-type="float" office:value="3.01279">
                <text:p>3.01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6.1155">
                <text:p>6.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1597">
                <text:p>50.1597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0364">
                <text:p>55.0364</text:p>
              </table:table-cell>
              <table:table-cell office:value-type="float" office:value="2.08257">
                <text:p>2.08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5.90614">
                <text:p>5.90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0256">
                <text:p>78.0256</text:p>
              </table:table-cell>
              <table:table-cell office:value-type="float" office:value="1.4688">
                <text:p>1.4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6.1155">
                <text:p>6.1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1597">
                <text:p>50.1597</text:p>
              </table:table-cell>
              <table:table-cell office:value-type="float" office:value="4.57392">
                <text:p>4.57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3452">
                <text:p>23.3452</text:p>
              </table:table-cell>
              <table:table-cell office:value-type="float" office:value="9.86581">
                <text:p>9.86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074">
                <text:p>27.074</text:p>
              </table:table-cell>
              <table:table-cell office:value-type="float" office:value="4.23639">
                <text:p>4.23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.04">
                <text:p>50.04</text:p>
              </table:table-cell>
              <table:table-cell office:value-type="float" office:value="2.29061">
                <text:p>2.29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.04">
                <text:p>50.04</text:p>
              </table:table-cell>
              <table:table-cell office:value-type="float" office:value="2.29061">
                <text:p>2.29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.163">
                <text:p>49.163</text:p>
              </table:table-cell>
              <table:table-cell office:value-type="float" office:value="4.66685">
                <text:p>4.66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3607">
                <text:p>22.3607</text:p>
              </table:table-cell>
              <table:table-cell office:value-type="float" office:value="10.3048">
                <text:p>10.3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.163">
                <text:p>49.163</text:p>
              </table:table-cell>
              <table:table-cell office:value-type="float" office:value="4.66685">
                <text:p>4.66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0384">
                <text:p>52.0384</text:p>
              </table:table-cell>
              <table:table-cell office:value-type="float" office:value="2.2026">
                <text:p>2.2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163">
                <text:p>49.163</text:p>
              </table:table-cell>
              <table:table-cell office:value-type="float" office:value="4.66685">
                <text:p>4.66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04">
                <text:p>50.04</text:p>
              </table:table-cell>
              <table:table-cell office:value-type="float" office:value="2.29061">
                <text:p>2.29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